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text-properties fo:font-weight="bold"/>
    </style:style>
    <style:style style:name="P2" style:family="paragraph" style:parent-style-name="Quotations" style:list-style-name="L1"/>
    <style:style style:name="P3" style:family="paragraph" style:parent-style-name="Quotations" style:list-style-name="L2"/>
    <style:style style:name="P4" style:family="paragraph" style:parent-style-name="Quotations" style:list-style-name="L4"/>
    <style:style style:name="P5" style:family="paragraph" style:parent-style-name="Quotations" style:list-style-name="L6"/>
    <style:style style:name="P6" style:family="paragraph" style:parent-style-name="Quotations" style:list-style-name="L8"/>
    <style:style style:name="P7" style:family="paragraph" style:parent-style-name="Quotations" style:list-style-name="L10"/>
    <style:style style:name="P8" style:family="paragraph" style:parent-style-name="Quotations" style:list-style-name="L11"/>
    <style:style style:name="P9" style:family="paragraph" style:parent-style-name="Quotations" style:list-style-name="L13"/>
    <style:style style:name="P10" style:family="paragraph" style:parent-style-name="Quotations" style:list-style-name="L15"/>
    <style:style style:name="P11" style:family="paragraph" style:parent-style-name="Text_20_body" style:list-style-name="L3"/>
    <style:style style:name="P12" style:family="paragraph" style:parent-style-name="Text_20_body" style:list-style-name="L5"/>
    <style:style style:name="P13" style:family="paragraph" style:parent-style-name="Text_20_body" style:list-style-name="L7"/>
    <style:style style:name="P14" style:family="paragraph" style:parent-style-name="Text_20_body">
      <style:text-properties fo:font-weight="bold"/>
    </style:style>
    <style:style style:name="P15" style:family="paragraph" style:parent-style-name="Text_20_body" style:list-style-name="L9"/>
    <style:style style:name="P16" style:family="paragraph" style:parent-style-name="Text_20_body" style:list-style-name="L12"/>
    <style:style style:name="P17" style:family="paragraph" style:parent-style-name="Text_20_body" style:list-style-name="L14"/>
    <style:style style:name="T1" style:family="text">
      <style:text-properties fo:font-weight="bold"/>
    </style:style>
    <style:style style:name="T2"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Definicja i rys historyczny cukrzycy</text:h>
      <text:p text:style-name="Text_20_body"><text:span text:style-name="T1">Nowa treść:</text:span> Cukrzyca (<text:span text:style-name="T2">diabetes mellitus</text:span>) to grupa przewlekłych chorób metabolicznych, których wspólnym mianownikiem jest hiperglikemia, czyli podwyższone stężenie glukozy we krwi. Stan ten wynika z defektu wydzielania insuliny przez trzustkę lub zaburzenia jej działania na tkanki (insulinooporności). Zgodnie z wytycznymi Polskiego Towarzystwa Diabetologicznego, długotrwałe utrzymywanie się wysokiego poziomu cukru prowadzi do uszkodzenia i niewydolności narządów, w szczególności oczu, nerek, nerwów oraz układu sercowo-naczyniowego.</text:p>
      <text:p text:style-name="Text_20_body">Choroba ta dotyka ludzi w każdym wieku. U dzieci i młodzieży najczęściej diagnozuje się cukrzycę typu 1 (zniszczenie komórek beta trzustki), której obecnie nie potrafimy zapobiegać. Z kolei u dorosłych, często z nadwagą, dominuje cukrzyca typu 2, związana z opornością tkanek na insulinę. Nieleczona cukrzyca jest jedną z czołowych przyczyn przedwczesnych zgonów i inwalidztwa.</text:p>
      <text:p text:style-name="Text_20_body">Historia choroby sięga starożytności – pierwsze wzmianki o objawach (wielomoczu) odnaleziono na egipskich papirusach z 1550 r. p.n.e., a nazwę „diabetes” (z gr. „płynący”) nadał Areteusz z Kapadocji. Człon „mellitus” („słodki jak miód”) dodano później, zauważając słodki smak moczu chorych. Statystyki są alarmujące: według WHO liczba chorych rośnie lawinowo – z 30 mln w 1985 roku do szacowanych ponad 550 mln w 2030 roku. W Polsce na cukrzycę choruje już ponad 3 miliony osób, przy czym wielu z nich nie jest tego świadomych.</text:p>
      <text:p text:style-name="P1">Walidacja:</text:p>
      <text:list text:style-name="L1">
        <text:list-item>
          <text:p text:style-name="P2"><text:span text:style-name="T1">Zgodność:</text:span> Zachowano definicję PTD, podział na typ 1 i 2, historię (Egipt, Areteusz) oraz statystyki (WHO, Polska).</text:p>
        </text:list-item>
        <text:list-item>
          <text:p text:style-name="P2"><text:span text:style-name="T1">Unikalność:</text:span> Tekst został całkowicie przeredagowany, unika powtórzeń fraz z oryginału.</text:p>
        </text:list-item>
        <text:list-item>
          <text:p text:style-name="P2"><text:span text:style-name="T1">Poprawność:</text:span> Terminologia medyczna (hiperglikemia, insulinooporność) użyta prawidłowo.</text:p>
        </text:list-item>
      </text:list>
      <text:p text:style-name="Horizontal_20_Line"/>
      <text:h text:style-name="Heading_20_3" text:outline-level="3">2. Czym jest insulina?</text:h>
      <text:p text:style-name="Text_20_body"><text:span text:style-name="T1">Nowa treść:</text:span> Insulina to kluczowy hormon białkowy produkowany przez komórki beta, znajdujące się w tzw. wysepkach Langerhansa w trzustce. Jej główną rolą jest obniżanie poziomu glukozy we krwi poprzez umożliwienie jej transportu do wnętrza komórek, gdzie zamieniana jest na energię. Wydzielanie insuliny odbywa się w sposób ciągły w niewielkich ilościach, a gwałtownie wzrasta w reakcji na posiłek, a nawet na sam zapach czy widok jedzenia. U zdrowego człowieka ten precyzyjny mechanizm sprawia, że glikemia rzadko przekracza 160 mg% (8,9 mmol/l), nawet po spożyciu dużej ilości słodyczy.</text:p>
      <text:p text:style-name="Text_20_body">Przełom w medycynie nastąpił w 1922 roku, kiedy Frederick Banting wraz z asystentem Charlesem Bestem odkryli insulinę. Rok później Banting otrzymał za to osiągnięcie Nagrodę Nobla. Co ciekawe, Komitet Noblowski pominął Besta, przyznając nagrodę zwierzchnikowi Bantinga – Johnowi Macleodowi. W geście solidarności i uznania zasług kolegi, Banting podzielił się z Bestem swoją częścią premii finansowej. Odkrycie to zmieniło śmiertelną wówczas chorobę w schorzenie przewlekłe, możliwe do kontrolowania.</text:p>
      <text:p text:style-name="P1"><text:soft-page-break/>Walidacja:</text:p>
      <text:list text:style-name="L2">
        <text:list-item>
          <text:p text:style-name="P3"><text:span text:style-name="T1">Zgodność:</text:span> Opisano funkcję hormonu, miejsce produkcji oraz historię odkrycia i kontrowersje wokół Nagrody Nobla.</text:p>
        </text:list-item>
        <text:list-item>
          <text:p text:style-name="P3"><text:span text:style-name="T1">Unikalność:</text:span> Zmieniona narracja dotycząca historii odkrycia oraz opisu fizjologicznego działania.</text:p>
        </text:list-item>
        <text:list-item>
          <text:p text:style-name="P3"><text:span text:style-name="T1">Poprawność:</text:span> Zachowano nazwiska odkrywców i daty (1922, 1923).</text:p>
        </text:list-item>
      </text:list>
      <text:p text:style-name="Horizontal_20_Line"/>
      <text:h text:style-name="Heading_20_3" text:outline-level="3">3. Objawy sugerujące cukrzycę</text:h>
      <text:p text:style-name="Text_20_body"><text:span text:style-name="T1">Nowa treść:</text:span> Organizm wysyła szereg sygnałów ostrzegawczych, które mogą świadczyć o rozwijającej się cukrzycy. Do najbardziej charakterystycznych symptomów należą:</text:p>
      <text:list text:style-name="L3">
        <text:list-item>
          <text:p text:style-name="P11"><text:span text:style-name="T1">Niewyjaśniona utrata wagi:</text:span> Mimo zachowanego apetytu masa ciała spada, ponieważ glukoza – zamiast trafiać do komórek – jest wydalana z moczem. Organizm zmuszony jest spalać zapasy tłuszczu.</text:p>
        </text:list-item>
        <text:list-item>
          <text:p text:style-name="P11"><text:span text:style-name="T1">Wielomocz (poliuria):</text:span> Obecność cukru w moczu "ściąga" wodę, co wymusza częste wizyty w toalecie.</text:p>
        </text:list-item>
        <text:list-item>
          <text:p text:style-name="P11"><text:span text:style-name="T1">Wzmożone pragnienie:</text:span> Jest bezpośrednim skutkiem utraty płynów wraz z moczem.</text:p>
        </text:list-item>
        <text:list-item>
          <text:p text:style-name="P11"><text:span text:style-name="T1">Przewlekłe zmęczenie i osłabienie:</text:span> Wynika z braku "paliwa" energetycznego w komórkach.</text:p>
        </text:list-item>
        <text:list-item>
          <text:p text:style-name="P11"><text:span text:style-name="T1">Problemy skórne:</text:span> Częste infekcje ropne, świąd skóry oraz stany zapalne okolic intymnych.</text:p>
        </text:list-item>
        <text:list-item>
          <text:p text:style-name="P11"><text:span text:style-name="T1">Glukozuria:</text:span> Obecność cukru w moczu, która pojawia się zazwyczaj po przekroczeniu we krwi tzw. progu nerkowego (ok. 160 mg% / 8,9 mmol/l).</text:p>
        </text:list-item>
      </text:list>
      <text:p text:style-name="P1">Walidacja:</text:p>
      <text:list text:style-name="L4">
        <text:list-item>
          <text:p text:style-name="P4"><text:span text:style-name="T1">Zgodność:</text:span> Wszystkie objawy z listy (waga, pragnienie, wielomocz, skóra, osłabienie) zostały uwzględnione.</text:p>
        </text:list-item>
        <text:list-item>
          <text:p text:style-name="P4"><text:span text:style-name="T1">Unikalność:</text:span> Zastosowano formę wyliczenia z wyjaśnieniem mechanizmu powstawania objawów (np. dlaczego chudniemy).</text:p>
        </text:list-item>
        <text:list-item>
          <text:p text:style-name="P4"><text:span text:style-name="T1">Poprawność:</text:span> Wartość progu nerkowego zgodna z oryginałem.</text:p>
        </text:list-item>
      </text:list>
      <text:p text:style-name="Horizontal_20_Line"/>
      <text:h text:style-name="Heading_20_3" text:outline-level="3">4. Klasyfikacja i rodzaje cukrzycy</text:h>
      <text:p text:style-name="Text_20_body"><text:span text:style-name="T1">Nowa treść:</text:span> Współczesna diabetologia wyróżnia kilka głównych typów choroby:</text:p>
      <text:list text:style-name="L5">
        <text:list-item>
          <text:p text:style-name="P12"><text:span text:style-name="T1">Cukrzyca typu 1:</text:span> Dotyczy 15-20% chorych, głównie dzieci i młodych dorosłych. Wynika z autoimmunologicznego zniszczenia komórek trzustki, co powoduje całkowity brak insuliny. Leczenie wymaga bezwzględnego podawania tego hormonu z zewnątrz.</text:p>
        </text:list-item>
        <text:list-item>
          <text:p text:style-name="P12"><text:soft-page-break/><text:span text:style-name="T1">Cukrzyca typu 2:</text:span> Najczęstsza postać (80-85% przypadków), dotykająca głównie osoby starsze i otyłe. Przyczyną jest nieprawidłowe działanie insuliny (oporność) oraz jej niedostateczne wydzielanie. Leczenie opiera się na diecie, ruchu i lekach doustnych, a z czasem może wymagać insulinoterapii.</text:p>
        </text:list-item>
        <text:list-item>
          <text:p text:style-name="P12"><text:span text:style-name="T1">LADA (Latent Autoimmune Diabetes in Adults):</text:span> To wolno postępująca cukrzyca autoimmunologiczna u dorosłych (zazwyczaj po 35. r.ż.). Początkowo przypomina typ 2 i nie wymaga insuliny, ale obecność przeciwciał (anty-GAD) potwierdza jej autoagresywne podłoże.</text:p>
        </text:list-item>
        <text:list-item>
          <text:p text:style-name="P12"><text:span text:style-name="T1">Cukrzyca monogenowa (np. MODY):</text:span> Rzadka postać (1-2%), wynikająca z mutacji pojedynczego genu. Często mylona z typem 1 lub 2, dlatego kluczowe są badania genetyczne, które pozwalają dobrać optymalną terapię.</text:p>
        </text:list-item>
        <text:list-item>
          <text:p text:style-name="P12"><text:span text:style-name="T1">Cukrzyca ciążowa:</text:span> Rozpoznawana po raz pierwszy w trakcie ciąży. Wymaga specjalistycznej opieki, gdyż zwiększa ryzyko cukrzycy u matki w przyszłości.</text:p>
        </text:list-item>
        <text:list-item>
          <text:p text:style-name="P12"><text:span text:style-name="T1">Cukrzyca wtórna:</text:span> Stanowi margines przypadków (2-3%). Towarzyszy innym chorobom (np. trzustki, endokrynologicznym jak zespół Cushinga), wynika ze stosowania niektórych leków (sterydy, tiazydy) lub jest skutkiem wadliwego odżywiania.</text:p>
        </text:list-item>
      </text:list>
      <text:p text:style-name="P1">Walidacja:</text:p>
      <text:list text:style-name="L6">
        <text:list-item>
          <text:p text:style-name="P5"><text:span text:style-name="T1">Zgodność:</text:span> Uwzględniono wszystkie podtypy wymienione w źródle, włącznie z rzadkimi (LADA, monogenowa, wtórna).</text:p>
        </text:list-item>
        <text:list-item>
          <text:p text:style-name="P5"><text:span text:style-name="T1">Unikalność:</text:span> Skondensowano długie opisy do konkretnych akapitów, zachowując esencję różnic między typami.</text:p>
        </text:list-item>
        <text:list-item>
          <text:p text:style-name="P5"><text:span text:style-name="T1">Poprawność:</text:span> Poprawnie przypisano charakterystykę (antyciała dla LADA, geny dla MODY, otyłość dla typu 2).</text:p>
        </text:list-item>
      </text:list>
      <text:p text:style-name="Horizontal_20_Line"/>
      <text:h text:style-name="Heading_20_3" text:outline-level="3">5. Cele leczenia i prawidłowa glikemia</text:h>
      <text:p text:style-name="Text_20_body"><text:span text:style-name="T1">Nowa treść:</text:span> Fundamentem leczenia cukrzycy jest dążenie do normoglikemii, czyli wartości cukru zbliżonych do prawidłowych, przy jednoczesnym unikaniu spadków (hipoglikemii). Cele terapeutyczne ustala się indywidualnie, biorąc pod uwagę wiek pacjenta, czas trwania choroby oraz schorzenia współistniejące.</text:p>
      <text:p text:style-name="Text_20_body">Według zaleceń, ogólnym celem dla większości chorych jest utrzymanie hemoglobiny glikowanej (HbA1c) poniżej 7,0%. Dla kobiet w ciąży oraz w przypadku cukrzycy typu 1 (jeśli jest to bezpieczne) poprzeczkę stawia się wyżej – HbA1c ≤ 6,5% lub nawet &lt; 6,0%. Z kolei u seniorów z wieloletnią cukrzycą i powikłaniami naczyniowymi, kryteria są łagodniejsze (HbA1c ≤ 8,0%), aby nie pogarszać jakości życia.</text:p>
      <text:p text:style-name="Text_20_body">W codziennej samokontroli dążymy do następujących wartości:</text:p>
      <text:list text:style-name="L7">
        <text:list-item>
          <text:p text:style-name="P13"><text:span text:style-name="T1">Na czczo i przed posiłkami:</text:span> 80–110 mg/dl (4,4–6,1 mmol/l).</text:p>
        </text:list-item>
        <text:list-item>
          <text:p text:style-name="P13"><text:span text:style-name="T1">2 godziny po posiłku:</text:span> poniżej 140 mg/dl (7,8 mmol/l). Osoby stosujące insulinę powinny monitorować cukier wielokrotnie w ciągu doby, w tym przed snem i posiłkami.</text:p>
        </text:list-item>
      </text:list>
      <text:p text:style-name="P1"><text:soft-page-break/>Walidacja:</text:p>
      <text:list text:style-name="L8">
        <text:list-item>
          <text:p text:style-name="P6"><text:span text:style-name="T1">Zgodność:</text:span> Przeniesiono dokładne wartości liczbowe dla HbA1c i glikemii dobowej. Uwzględniono indywidualizację celów (seniorzy vs młodsi).</text:p>
        </text:list-item>
        <text:list-item>
          <text:p text:style-name="P6"><text:span text:style-name="T1">Unikalność:</text:span> Zmieniono sposób prezentacji danych liczbowych na bardziej czytelny.</text:p>
        </text:list-item>
        <text:list-item>
          <text:p text:style-name="P6"><text:span text:style-name="T1">Poprawność:</text:span> Jednostki (mg/dl, mmol/l) zgodne ze standardami medycznymi.</text:p>
        </text:list-item>
      </text:list>
      <text:p text:style-name="Horizontal_20_Line"/>
      <text:h text:style-name="Heading_20_3" text:outline-level="3">6. Hipoglikemia (Niedocukrzenie)</text:h>
      <text:p text:style-name="Text_20_body"><text:span text:style-name="T1">Nowa treść:</text:span> Hipoglikemia to stan obniżenia stężenia glukozy we krwi poniżej 70 mg/dl (3,9 mmol/l). Jest to sytuacja alarmowa dla organizmu, która może wystąpić m.in. po błędzie dietetycznym, zbyt dużej dawce insuliny, spożyciu alkoholu lub nadmiernym wysiłku fizycznym.</text:p>
      <text:p text:style-name="Text_20_body">Do typowych objawów należą: silny głód, drżenie rąk, poty, niepokój, kołatanie serca oraz zaburzenia widzenia. Niebezpiecznym zjawiskiem jest tzw. nieświadomość hipoglikemii, kiedy pacjent nie czuje nadchodzącego spadku cukru – często wynika to z wieloletniej choroby lub neuropatii.</text:p>
      <text:p text:style-name="P14">Postępowanie:</text:p>
      <text:list text:style-name="L9">
        <text:list-item>
          <text:p text:style-name="P15"><text:span text:style-name="T1">Przytomny pacjent:</text:span> Należy podać 10–20 g prostych węglowodanów (np. glukozę w tabletkach, słodki napój), a następnie węglowodany złożone, by uniknąć nawrotu.</text:p>
        </text:list-item>
        <text:list-item>
          <text:p text:style-name="P15"><text:span text:style-name="T1">Osoba nieprzytomna:</text:span> Nie wolno nic podawać doustnie! Konieczne jest podanie glukagonu (domięśniowo/podskórnie) lub dożylny wlew glukozy przez personel medyczny. Ciężka hipoglikemia może zagrażać życiu i wymagać hospitalizacji.</text:p>
        </text:list-item>
      </text:list>
      <text:p text:style-name="P1">Walidacja:</text:p>
      <text:list text:style-name="L10">
        <text:list-item>
          <text:p text:style-name="P7"><text:span text:style-name="T1">Zgodność:</text:span> Definicja &lt;70 mg/dl, przyczyny, objawy i algorytm postępowania (węglowodany/glukagon) są zawarte.</text:p>
        </text:list-item>
        <text:list-item>
          <text:p text:style-name="P7"><text:span text:style-name="T1">Unikalność:</text:span> Instrukcja postępowania została ustrukturyzowana w punktach dla większej przejrzystości.</text:p>
        </text:list-item>
        <text:list-item>
          <text:p text:style-name="P7"><text:span text:style-name="T1">Poprawność:</text:span> Odróżniono postępowanie u osoby przytomnej i nieprzytomnej.</text:p>
        </text:list-item>
      </text:list>
      <text:p text:style-name="Horizontal_20_Line"/>
      <text:h text:style-name="Heading_20_3" text:outline-level="3">7. Hiperglikemia (Przecukrzenie)</text:h>
      <text:p text:style-name="Text_20_body"><text:span text:style-name="T1">Nowa treść:</text:span> Hiperglikemia oznacza poziom cukru we krwi przekraczający normę. Może być skutkiem pominięcia dawki leku, zbyt obfitego posiłku, infekcji z gorączką lub silnego stresu. Choć epizodyczne wzrosty nie zawsze są groźne, długotrwałe utrzymywanie się wysokiego cukru prowadzi do przewlekłych powikłań.</text:p>
      <text:p text:style-name="Text_20_body"><text:soft-page-break/><text:span text:style-name="T1">Objawy:</text:span> Wzmożone pragnienie, częste oddawanie moczu, senność, zmęczenie, suchość w ustach. W skrajnych przypadkach może dojść do ostrych stanów zagrożenia życia, takich jak kwasica ketonowa czy śpiączka hiperosmolalna.</text:p>
      <text:p text:style-name="Text_20_body"><text:span text:style-name="T1">Co robić?</text:span> Kluczowe jest zmierzenie poziomu cukru oraz sprawdzenie obecności ciał ketonowych w moczu. W razie potrzeby należy podać korekcyjną dawkę insuliny i nawadniać organizm. Regularność posiłków, aktywności fizycznej i przyjmowania leków to najlepsza profilaktyka hiperglikemii.</text:p>
      <text:p text:style-name="P1">Walidacja:</text:p>
      <text:list text:style-name="L11">
        <text:list-item>
          <text:p text:style-name="P8"><text:span text:style-name="T1">Zgodność:</text:span> Wymieniono przyczyny (stres, dieta, choroba), objawy i powikłania (kwasica).</text:p>
        </text:list-item>
        <text:list-item>
          <text:p text:style-name="P8"><text:span text:style-name="T1">Unikalność:</text:span> Zwięzły opis skupiający się na przyczynach i reakcji pacjenta.</text:p>
        </text:list-item>
        <text:list-item>
          <text:p text:style-name="P8"><text:span text:style-name="T1">Poprawność:</text:span> Poprawnie zidentyfikowano kwasicę ketonową jako powikłanie.</text:p>
        </text:list-item>
      </text:list>
      <text:p text:style-name="Horizontal_20_Line"/>
      <text:h text:style-name="Heading_20_3" text:outline-level="3">8. Samokontrola w cukrzycy</text:h>
      <text:p text:style-name="Text_20_body"><text:span text:style-name="T1">Nowa treść:</text:span> Samokontrola to ogół działań podejmowanych samodzielnie przez pacjenta w celu zarządzania chorobą. Nie ogranicza się ona jedynie do pomiarów glukometrem, ale obejmuje także codzienne decyzje dotyczące diety, dawkowania insuliny oraz aktywności fizycznej. Integralnym elementem jest edukacja – umiejętność interpretacji wyników i reagowania na nie (np. korekta dawki przy wysokim cukrze).</text:p>
      <text:p text:style-name="P14">Elementy samokontroli:</text:p>
      <text:list text:style-name="L12">
        <text:list-item>
          <text:p text:style-name="P16">Regularne pomiary glikemii (na czczo, po posiłkach, przed snem).</text:p>
        </text:list-item>
        <text:list-item>
          <text:p text:style-name="P16">Oznaczanie ciał ketonowych w moczu i pomiary ciśnienia tętniczego.</text:p>
        </text:list-item>
        <text:list-item>
          <text:p text:style-name="P16">Pielęgnacja stóp i kontrola wagi.</text:p>
        </text:list-item>
        <text:list-item>
          <text:p text:style-name="P16">Analiza błędów dietetycznych.</text:p>
        </text:list-item>
      </text:list>
      <text:p text:style-name="Text_20_body">Współczesna technologia wspiera diabetyków poprzez systemy ciągłego monitorowania glikemii (CGM/FGM), które są szczególnie pomocne w cukrzycy chwiejnej i przy ryzyku nieuświadomionej hipoglikemii. Niezależnie od metody, celem jest utrzymanie wyników w ryzach i unikanie powikłań.</text:p>
      <text:p text:style-name="P1">Walidacja:</text:p>
      <text:list text:style-name="L13">
        <text:list-item>
          <text:p text:style-name="P9"><text:span text:style-name="T1">Zgodność:</text:span> Definicja samokontroli jako procesu decyzyjnego, lista czynności oraz wzmianka o nowoczesnych systemach (CGM/FGM).</text:p>
        </text:list-item>
        <text:list-item>
          <text:p text:style-name="P9"><text:span text:style-name="T1">Unikalność:</text:span> Nowe sformułowanie definicji, nacisk na "zarządzanie chorobą".</text:p>
        </text:list-item>
        <text:list-item>
          <text:p text:style-name="P9"><text:span text:style-name="T1">Poprawność:</text:span> Zgodne z wytycznymi dotyczącymi częstotliwości i metod pomiaru.</text:p>
        </text:list-item>
      </text:list>
      <text:p text:style-name="Horizontal_20_Line"/>
      <text:h text:style-name="Heading_20_3" text:outline-level="3"><text:soft-page-break/>9. Hemoglobina glikowana (HbA1c)</text:h>
      <text:p text:style-name="Text_20_body"><text:span text:style-name="T1">Nowa treść:</text:span> Hemoglobina glikowana (HbA1c) to wskaźnik, który pełni rolę "pamięci cukrzycowej". Odzwierciedla on średnie stężenie glukozy we krwi z ostatnich 3 miesięcy (około 120 dni, czyli tyle, ile żyje krwinka czerwona). Dzieje się tak, ponieważ glukoza trwale łączy się z hemoglobiną w erytrocytach – im wyższy poziom cukru we krwi w tym okresie, tym wyższy odsetek HbA1c.</text:p>
      <text:p text:style-name="Text_20_body">Badanie to jest kluczowe dla oceny skuteczności leczenia i ryzyka powikłań.</text:p>
      <text:list text:style-name="L14">
        <text:list-item>
          <text:p text:style-name="P17"><text:span text:style-name="T1">Jak często badać?</text:span> U pacjentów ze stabilną cukrzycą raz w roku. U osób, które nie osiągają celów leczniczych lub zmieniły metodę terapii – co najmniej raz na kwartał.</text:p>
        </text:list-item>
        <text:list-item>
          <text:p text:style-name="P17"><text:span text:style-name="T1">Interpretacja:</text:span> Wynik HbA1c jest retrospektywny – pokazuje historię choroby, a nie tylko stan z dnia badania, co czyni go doskonałym uzupełnieniem codziennych pomiarów glukometrem.</text:p>
        </text:list-item>
      </text:list>
      <text:p text:style-name="P1">Walidacja:</text:p>
      <text:list text:style-name="L15">
        <text:list-item>
          <text:p text:style-name="P10"><text:span text:style-name="T1">Zgodność:</text:span> Wyjaśniono mechanizm powstawania (łączenie z globiną), okres (120 dni/3 miesiące) i częstotliwość badań.</text:p>
        </text:list-item>
        <text:list-item>
          <text:p text:style-name="P10"><text:span text:style-name="T1">Unikalność:</text:span> Zastosowano metaforę "pamięci cukrzycowej" dla lepszego zobrazowania tematu.</text:p>
        </text:list-item>
        <text:list-item>
          <text:p text:style-name="P10"><text:span text:style-name="T1">Poprawność:</text:span> Fakty medyczne dotyczące żywotności erytrocytów i zaleceń częstości badań są poprawne.</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19T22:11:21.442000000</meta:creation-date>
    <dc:date>2025-12-19T22:18:08.830000000</dc:date>
    <meta:editing-duration>PT6M47S</meta:editing-duration>
    <meta:editing-cycles>1</meta:editing-cycles>
    <meta:document-statistic meta:table-count="0" meta:image-count="0" meta:object-count="0" meta:page-count="6" meta:paragraph-count="88" meta:word-count="1637" meta:character-count="12164" meta:non-whitespace-character-count="10656"/>
    <meta:generator>LibreOffice/24.2.4.2$Windows_X86_64 LibreOffice_project/51a6219feb6075d9a4c46691dcfe0cd9c4fff3c2</meta:generator>
  </office:meta>
</office:document-meta>
</file>